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be5" officeooo:paragraph-rsid="001cabe5"/>
    </style:style>
    <style:style style:name="P2" style:family="paragraph" style:parent-style-name="Standard">
      <style:paragraph-properties fo:text-align="center" style:justify-single-word="false"/>
      <style:text-properties officeooo:rsid="001cabe5" officeooo:paragraph-rsid="001cabe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abe5" officeooo:paragraph-rsid="001cabe5" style:font-weight-asian="bold" style:font-weight-complex="bold"/>
    </style:style>
    <style:style style:name="P4" style:family="paragraph" style:parent-style-name="Standard">
      <style:text-properties officeooo:rsid="001d14c4" officeooo:paragraph-rsid="001d14c4"/>
    </style:style>
    <style:style style:name="P5" style:family="paragraph" style:parent-style-name="Standard">
      <style:text-properties officeooo:rsid="001e496c" officeooo:paragraph-rsid="001e496c"/>
    </style:style>
    <style:style style:name="P6" style:family="paragraph" style:parent-style-name="Standard">
      <style:text-properties officeooo:rsid="001f5b50" officeooo:paragraph-rsid="001f5b50"/>
    </style:style>
    <style:style style:name="P7" style:family="paragraph" style:parent-style-name="Standard">
      <style:text-properties officeooo:rsid="001ffd8b" officeooo:paragraph-rsid="001ffd8b"/>
    </style:style>
    <style:style style:name="P8" style:family="paragraph" style:parent-style-name="Standard">
      <style:text-properties style:text-underline-style="solid" style:text-underline-width="auto" style:text-underline-color="font-color" officeooo:rsid="001ffd8b" officeooo:paragraph-rsid="001ffd8b"/>
    </style:style>
    <style:style style:name="P9" style:family="paragraph" style:parent-style-name="Standard">
      <style:text-properties officeooo:rsid="0022cb97" officeooo:paragraph-rsid="0022cb97"/>
    </style:style>
    <style:style style:name="P10" style:family="paragraph" style:parent-style-name="Standard">
      <style:text-properties officeooo:rsid="001cabe5" officeooo:paragraph-rsid="0022cb97"/>
    </style:style>
    <style:style style:name="T1" style:family="text">
      <style:text-properties officeooo:rsid="001e49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TRO DON GESUALDO</text:p>
      <text:p text:style-name="P2"/>
      <text:p text:style-name="P1"/>
      <text:p text:style-name="P1"/>
      <text:p text:style-name="P1">Il tentavo del muratore di migliorare la sua condizione di vita</text:p>
      <text:p text:style-name="P6">Il protagonista è <text:span text:style-name="T2">solo.</text:span></text:p>
      <text:p text:style-name="P1">"Mastro": maestro muratore.</text:p>
      <text:p text:style-name="P1"/>
      <text:p text:style-name="P10">Quando è riuscito ad accumulare dei beni è diventato un borghese e gli si attribuisce il titolo di </text:p>
      <text:p text:style-name="P10">"Don"</text:p>
      <text:p text:style-name="P9"/>
      <text:p text:style-name="P9">Ci sono elementi lirici-simbolici.</text:p>
      <text:p text:style-name="P7">Alla fine <text:span text:style-name="T3">era riuscito a scalare la scala sociale.</text:span></text:p>
      <text:p text:style-name="P8">Ma fallì sul piano dei sentimenti.</text:p>
      <text:p text:style-name="P7"/>
      <text:p text:style-name="P4">L'opera è divisa in 4 parti.</text:p>
      <text:p text:style-name="P1">La vicenda percorre un arco di tempo di quasi 30 anni.</text:p>
      <text:p text:style-name="P1">È presente il collegamento al passato storico come le rivoluzioni del 20-21 e del 48.</text:p>
      <text:p text:style-name="P1"/>
      <text:p text:style-name="P5">Gesualdo instaura un vero legame affettivo solo con la figlia.</text:p>
      <text:p text:style-name="P5"/>
      <text:p text:style-name="P1">prima parte:</text:p>
      <text:p text:style-name="P1">La vicenda inizia con Bianca Trao, donna decaduta, che aveva una relazione con un uomo della st<text:span text:style-name="T1">e</text:span>ssa classe sociale.</text:p>
      <text:p text:style-name="P1">Accidentalmente il palazzo dove si trova Bianca si incendia, loro scappano e la loro relazione viene scoperta.</text:p>
      <text:p text:style-name="P1">Bianca è innamorata di lui ma non lo vuole sposare perchè egli era un nulla-tenente.</text:p>
      <text:p text:style-name="P1">Aquesto punto si fa avanti Gesual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36S</meta:editing-duration>
    <meta:editing-cycles>8</meta:editing-cycles>
    <meta:generator>LibreOffice/5.2.1.2$Windows_x86 LibreOffice_project/31dd62db80d4e60af04904455ec9c9219178d620</meta:generator>
    <dc:date>2017-10-26T13:18:27.571000000</dc:date>
    <meta:document-statistic meta:table-count="0" meta:image-count="0" meta:object-count="0" meta:page-count="1" meta:paragraph-count="18" meta:word-count="160" meta:character-count="940" meta:non-whitespace-character-count="797"/>
    <meta:user-defined meta:name="Info 1"/>
    <meta:user-defined meta:name="Info 2"/>
    <meta:user-defined meta:name="Info 3"/>
    <meta:user-defined meta:name="Info 4"/>
  </office:meta>
</office:document-meta>
</file>